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11.7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p_haste" table:style-name="ta1">
        <table:shapes>
          <draw:frame draw:z-index="0" draw:style-name="gr1" draw:text-style-name="P1" svg:width="602.79pt" svg:height="303.42pt" svg:x="3.09pt" svg:y="41.41pt">
            <draw:object draw:notify-on-update-of-ranges="hp_haste.A1:hp_haste.BI1 hp_haste.A2:hp_haste.BI2 hp_haste.A1:hp_haste.BI1 hp_haste.A3:hp_haste.BI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office:value-type="float" office:value="1.02" calcext:value-type="float">
            <text:p>1.02</text:p>
          </table:table-cell>
          <table:table-cell office:value-type="float" office:value="1.03" calcext:value-type="float">
            <text:p>1.03</text:p>
          </table:table-cell>
          <table:table-cell office:value-type="float" office:value="1.04" calcext:value-type="float">
            <text:p>1.04</text:p>
          </table:table-cell>
          <table:table-cell office:value-type="float" office:value="1.05" calcext:value-type="float">
            <text:p>1.05</text:p>
          </table:table-cell>
          <table:table-cell office:value-type="float" office:value="1.06" calcext:value-type="float">
            <text:p>1.06</text:p>
          </table:table-cell>
          <table:table-cell office:value-type="float" office:value="1.07" calcext:value-type="float">
            <text:p>1.07</text:p>
          </table:table-cell>
          <table:table-cell office:value-type="float" office:value="1.08" calcext:value-type="float">
            <text:p>1.08</text:p>
          </table:table-cell>
          <table:table-cell office:value-type="float" office:value="1.09" calcext:value-type="float">
            <text:p>1.09</text:p>
          </table:table-cell>
          <table:table-cell office:value-type="float" office:value="1.1" calcext:value-type="float">
            <text:p>1.1</text:p>
          </table:table-cell>
          <table:table-cell office:value-type="float" office:value="1.11" calcext:value-type="float">
            <text:p>1.11</text:p>
          </table:table-cell>
          <table:table-cell office:value-type="float" office:value="1.12" calcext:value-type="float">
            <text:p>1.12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office:value-type="float" office:value="1.17" calcext:value-type="float">
            <text:p>1.17</text:p>
          </table:table-cell>
          <table:table-cell office:value-type="float" office:value="1.18" calcext:value-type="float">
            <text:p>1.18</text:p>
          </table:table-cell>
          <table:table-cell office:value-type="float" office:value="1.19" calcext:value-type="float">
            <text:p>1.19</text:p>
          </table:table-cell>
          <table:table-cell office:value-type="float" office:value="1.2" calcext:value-type="float">
            <text:p>1.2</text:p>
          </table:table-cell>
          <table:table-cell office:value-type="float" office:value="1.21" calcext:value-type="float">
            <text:p>1.21</text:p>
          </table:table-cell>
          <table:table-cell office:value-type="float" office:value="1.22" calcext:value-type="float">
            <text:p>1.22</text:p>
          </table:table-cell>
          <table:table-cell office:value-type="float" office:value="1.23" calcext:value-type="float">
            <text:p>1.23</text:p>
          </table:table-cell>
          <table:table-cell office:value-type="float" office:value="1.24" calcext:value-type="float">
            <text:p>1.24</text:p>
          </table:table-cell>
          <table:table-cell office:value-type="float" office:value="1.25" calcext:value-type="float">
            <text:p>1.25</text:p>
          </table:table-cell>
          <table:table-cell office:value-type="float" office:value="1.26" calcext:value-type="float">
            <text:p>1.26</text:p>
          </table:table-cell>
          <table:table-cell office:value-type="float" office:value="1.27" calcext:value-type="float">
            <text:p>1.27</text:p>
          </table:table-cell>
          <table:table-cell office:value-type="float" office:value="1.28" calcext:value-type="float">
            <text:p>1.28</text:p>
          </table:table-cell>
          <table:table-cell office:value-type="float" office:value="1.29" calcext:value-type="float">
            <text:p>1.29</text:p>
          </table:table-cell>
          <table:table-cell office:value-type="float" office:value="1.3" calcext:value-type="float">
            <text:p>1.3</text:p>
          </table:table-cell>
          <table:table-cell office:value-type="float" office:value="1.31" calcext:value-type="float">
            <text:p>1.31</text:p>
          </table:table-cell>
          <table:table-cell office:value-type="float" office:value="1.32" calcext:value-type="float">
            <text:p>1.32</text:p>
          </table:table-cell>
          <table:table-cell office:value-type="float" office:value="1.33" calcext:value-type="float">
            <text:p>1.33</text:p>
          </table:table-cell>
          <table:table-cell office:value-type="float" office:value="1.34" calcext:value-type="float">
            <text:p>1.34</text:p>
          </table:table-cell>
          <table:table-cell office:value-type="float" office:value="1.35" calcext:value-type="float">
            <text:p>1.35</text:p>
          </table:table-cell>
          <table:table-cell office:value-type="float" office:value="1.36" calcext:value-type="float">
            <text:p>1.36</text:p>
          </table:table-cell>
          <table:table-cell office:value-type="float" office:value="1.37" calcext:value-type="float">
            <text:p>1.37</text:p>
          </table:table-cell>
          <table:table-cell office:value-type="float" office:value="1.38" calcext:value-type="float">
            <text:p>1.38</text:p>
          </table:table-cell>
          <table:table-cell office:value-type="float" office:value="1.39" calcext:value-type="float">
            <text:p>1.39</text:p>
          </table:table-cell>
          <table:table-cell office:value-type="float" office:value="1.4" calcext:value-type="float">
            <text:p>1.4</text:p>
          </table:table-cell>
          <table:table-cell office:value-type="float" office:value="1.41" calcext:value-type="float">
            <text:p>1.41</text:p>
          </table:table-cell>
          <table:table-cell office:value-type="float" office:value="1.42" calcext:value-type="float">
            <text:p>1.42</text:p>
          </table:table-cell>
          <table:table-cell office:value-type="float" office:value="1.43" calcext:value-type="float">
            <text:p>1.43</text:p>
          </table:table-cell>
          <table:table-cell office:value-type="float" office:value="1.44" calcext:value-type="float">
            <text:p>1.44</text:p>
          </table:table-cell>
          <table:table-cell office:value-type="float" office:value="1.45" calcext:value-type="float">
            <text:p>1.45</text:p>
          </table:table-cell>
          <table:table-cell office:value-type="float" office:value="1.46" calcext:value-type="float">
            <text:p>1.46</text:p>
          </table:table-cell>
          <table:table-cell office:value-type="float" office:value="1.47" calcext:value-type="float">
            <text:p>1.47</text:p>
          </table:table-cell>
          <table:table-cell office:value-type="float" office:value="1.48" calcext:value-type="float">
            <text:p>1.48</text:p>
          </table:table-cell>
          <table:table-cell office:value-type="float" office:value="1.49" calcext:value-type="float">
            <text:p>1.49</text:p>
          </table:table-cell>
          <table:table-cell office:value-type="float" office:value="1.5" calcext:value-type="float">
            <text:p>1.5</text:p>
          </table:table-cell>
          <table:table-cell office:value-type="float" office:value="1.51" calcext:value-type="float">
            <text:p>1.51</text:p>
          </table:table-cell>
          <table:table-cell office:value-type="float" office:value="1.52" calcext:value-type="float">
            <text:p>1.52</text:p>
          </table:table-cell>
          <table:table-cell office:value-type="float" office:value="1.53" calcext:value-type="float">
            <text:p>1.53</text:p>
          </table:table-cell>
          <table:table-cell office:value-type="float" office:value="1.54" calcext:value-type="float">
            <text:p>1.54</text:p>
          </table:table-cell>
          <table:table-cell office:value-type="float" office:value="1.55" calcext:value-type="float">
            <text:p>1.55</text:p>
          </table:table-cell>
          <table:table-cell office:value-type="float" office:value="1.56" calcext:value-type="float">
            <text:p>1.56</text:p>
          </table:table-cell>
          <table:table-cell office:value-type="float" office:value="1.57" calcext:value-type="float">
            <text:p>1.57</text:p>
          </table:table-cell>
          <table:table-cell office:value-type="float" office:value="1.58" calcext:value-type="float">
            <text:p>1.58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276354" calcext:value-type="float">
            <text:p>1.276354</text:p>
          </table:table-cell>
          <table:table-cell office:value-type="float" office:value="1.282546" calcext:value-type="float">
            <text:p>1.282546</text:p>
          </table:table-cell>
          <table:table-cell office:value-type="float" office:value="1.284514" calcext:value-type="float">
            <text:p>1.284514</text:p>
          </table:table-cell>
          <table:table-cell office:value-type="float" office:value="1.286217" calcext:value-type="float">
            <text:p>1.286217</text:p>
          </table:table-cell>
          <table:table-cell office:value-type="float" office:value="1.288172" calcext:value-type="float">
            <text:p>1.288172</text:p>
          </table:table-cell>
          <table:table-cell office:value-type="float" office:value="1.289899" calcext:value-type="float">
            <text:p>1.289899</text:p>
          </table:table-cell>
          <table:table-cell office:value-type="float" office:value="1.295839" calcext:value-type="float">
            <text:p>1.295839</text:p>
          </table:table-cell>
          <table:table-cell office:value-type="float" office:value="1.297673" calcext:value-type="float">
            <text:p>1.297673</text:p>
          </table:table-cell>
          <table:table-cell office:value-type="float" office:value="1.299329" calcext:value-type="float">
            <text:p>1.299329</text:p>
          </table:table-cell>
          <table:table-cell office:value-type="float" office:value="1.301123" calcext:value-type="float">
            <text:p>1.301123</text:p>
          </table:table-cell>
          <table:table-cell office:value-type="float" office:value="1.306833" calcext:value-type="float">
            <text:p>1.306833</text:p>
          </table:table-cell>
          <table:table-cell office:value-type="float" office:value="1.308707" calcext:value-type="float">
            <text:p>1.308707</text:p>
          </table:table-cell>
          <table:table-cell office:value-type="float" office:value="1.310281" calcext:value-type="float">
            <text:p>1.310281</text:p>
          </table:table-cell>
          <table:table-cell office:value-type="float" office:value="1.315634" calcext:value-type="float">
            <text:p>1.315634</text:p>
          </table:table-cell>
          <table:table-cell office:value-type="float" office:value="1.317265" calcext:value-type="float">
            <text:p>1.317265</text:p>
          </table:table-cell>
          <table:table-cell office:value-type="float" office:value="1.318571" calcext:value-type="float">
            <text:p>1.318571</text:p>
          </table:table-cell>
          <table:table-cell office:value-type="float" office:value="1.319951" calcext:value-type="float">
            <text:p>1.319951</text:p>
          </table:table-cell>
          <table:table-cell office:value-type="float" office:value="1.325413" calcext:value-type="float">
            <text:p>1.325413</text:p>
          </table:table-cell>
          <table:table-cell office:value-type="float" office:value="1.32668" calcext:value-type="float">
            <text:p>1.32668</text:p>
          </table:table-cell>
          <table:table-cell office:value-type="float" office:value="1.328231" calcext:value-type="float">
            <text:p>1.328231</text:p>
          </table:table-cell>
          <table:table-cell office:value-type="float" office:value="1.333324" calcext:value-type="float">
            <text:p>1.333324</text:p>
          </table:table-cell>
          <table:table-cell office:value-type="float" office:value="1.33479" calcext:value-type="float">
            <text:p>1.33479</text:p>
          </table:table-cell>
          <table:table-cell office:value-type="float" office:value="1.33594" calcext:value-type="float">
            <text:p>1.33594</text:p>
          </table:table-cell>
          <table:table-cell office:value-type="float" office:value="1.341081" calcext:value-type="float">
            <text:p>1.341081</text:p>
          </table:table-cell>
          <table:table-cell office:value-type="float" office:value="1.34221" calcext:value-type="float">
            <text:p>1.34221</text:p>
          </table:table-cell>
          <table:table-cell office:value-type="float" office:value="1.343327" calcext:value-type="float">
            <text:p>1.343327</text:p>
          </table:table-cell>
          <table:table-cell office:value-type="float" office:value="1.34879" calcext:value-type="float">
            <text:p>1.34879</text:p>
          </table:table-cell>
          <table:table-cell office:value-type="float" office:value="1.349927" calcext:value-type="float">
            <text:p>1.349927</text:p>
          </table:table-cell>
          <table:table-cell office:value-type="float" office:value="1.354632" calcext:value-type="float">
            <text:p>1.354632</text:p>
          </table:table-cell>
          <table:table-cell office:value-type="float" office:value="1.35545" calcext:value-type="float">
            <text:p>1.35545</text:p>
          </table:table-cell>
          <table:table-cell office:value-type="float" office:value="1.356271" calcext:value-type="float">
            <text:p>1.356271</text:p>
          </table:table-cell>
          <table:table-cell office:value-type="float" office:value="1.361109" calcext:value-type="float">
            <text:p>1.361109</text:p>
          </table:table-cell>
          <table:table-cell office:value-type="float" office:value="1.361922" calcext:value-type="float">
            <text:p>1.361922</text:p>
          </table:table-cell>
          <table:table-cell office:value-type="float" office:value="1.366779" calcext:value-type="float">
            <text:p>1.366779</text:p>
          </table:table-cell>
          <table:table-cell office:value-type="float" office:value="1.367533" calcext:value-type="float">
            <text:p>1.367533</text:p>
          </table:table-cell>
          <table:table-cell office:value-type="float" office:value="1.372037" calcext:value-type="float">
            <text:p>1.372037</text:p>
          </table:table-cell>
          <table:table-cell office:value-type="float" office:value="1.372801" calcext:value-type="float">
            <text:p>1.372801</text:p>
          </table:table-cell>
          <table:table-cell office:value-type="float" office:value="1.373457" calcext:value-type="float">
            <text:p>1.373457</text:p>
          </table:table-cell>
          <table:table-cell office:value-type="float" office:value="1.378108" calcext:value-type="float">
            <text:p>1.378108</text:p>
          </table:table-cell>
          <table:table-cell office:value-type="float" office:value="1.37874" calcext:value-type="float">
            <text:p>1.37874</text:p>
          </table:table-cell>
          <table:table-cell office:value-type="float" office:value="1.383147" calcext:value-type="float">
            <text:p>1.383147</text:p>
          </table:table-cell>
          <table:table-cell office:value-type="float" office:value="1.383728" calcext:value-type="float">
            <text:p>1.383728</text:p>
          </table:table-cell>
          <table:table-cell office:value-type="float" office:value="1.388027" calcext:value-type="float">
            <text:p>1.388027</text:p>
          </table:table-cell>
          <table:table-cell office:value-type="float" office:value="1.388587" calcext:value-type="float">
            <text:p>1.388587</text:p>
          </table:table-cell>
          <table:table-cell office:value-type="float" office:value="1.39287" calcext:value-type="float">
            <text:p>1.39287</text:p>
          </table:table-cell>
          <table:table-cell office:value-type="float" office:value="1.393423" calcext:value-type="float">
            <text:p>1.393423</text:p>
          </table:table-cell>
          <table:table-cell office:value-type="float" office:value="1.397717" calcext:value-type="float">
            <text:p>1.397717</text:p>
          </table:table-cell>
          <table:table-cell office:value-type="float" office:value="1.398273" calcext:value-type="float">
            <text:p>1.398273</text:p>
          </table:table-cell>
          <table:table-cell office:value-type="float" office:value="1.402327" calcext:value-type="float">
            <text:p>1.402327</text:p>
          </table:table-cell>
          <table:table-cell office:value-type="float" office:value="1.40253" calcext:value-type="float">
            <text:p>1.40253</text:p>
          </table:table-cell>
          <table:table-cell office:value-type="float" office:value="1.406519" calcext:value-type="float">
            <text:p>1.406519</text:p>
          </table:table-cell>
          <table:table-cell office:value-type="float" office:value="1.409993" calcext:value-type="float">
            <text:p>1.409993</text:p>
          </table:table-cell>
          <table:table-cell office:value-type="float" office:value="1.410194" calcext:value-type="float">
            <text:p>1.410194</text:p>
          </table:table-cell>
          <table:table-cell office:value-type="float" office:value="1.414172" calcext:value-type="float">
            <text:p>1.414172</text:p>
          </table:table-cell>
          <table:table-cell office:value-type="float" office:value="1.414342" calcext:value-type="float">
            <text:p>1.414342</text:p>
          </table:table-cell>
          <table:table-cell office:value-type="float" office:value="1.417941" calcext:value-type="float">
            <text:p>1.417941</text:p>
          </table:table-cell>
          <table:table-cell office:value-type="float" office:value="1.417968" calcext:value-type="float">
            <text:p>1.417968</text:p>
          </table:table-cell>
          <table:table-cell office:value-type="float" office:value="1.4219" calcext:value-type="float">
            <text:p>1.4219</text:p>
          </table:table-cell>
          <table:table-cell office:value-type="float" office:value="1.425464" calcext:value-type="float">
            <text:p>1.425464</text:p>
          </table:table-cell>
          <table:table-cell office:value-type="float" office:value="1.425415" calcext:value-type="float">
            <text:p>1.4254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.0006" calcext:value-type="float">
            <text:p>1.0006</text:p>
          </table:table-cell>
          <table:table-cell office:value-type="float" office:value="1.006644" calcext:value-type="float">
            <text:p>1.006644</text:p>
          </table:table-cell>
          <table:table-cell office:value-type="float" office:value="1.012761" calcext:value-type="float">
            <text:p>1.012761</text:p>
          </table:table-cell>
          <table:table-cell office:value-type="float" office:value="1.02522" calcext:value-type="float">
            <text:p>1.02522</text:p>
          </table:table-cell>
          <table:table-cell office:value-type="float" office:value="1.031566" calcext:value-type="float">
            <text:p>1.031566</text:p>
          </table:table-cell>
          <table:table-cell office:value-type="float" office:value="1.037989" calcext:value-type="float">
            <text:p>1.037989</text:p>
          </table:table-cell>
          <table:table-cell office:value-type="float" office:value="1.044487" calcext:value-type="float">
            <text:p>1.044487</text:p>
          </table:table-cell>
          <table:table-cell office:value-type="float" office:value="1.057721" calcext:value-type="float">
            <text:p>1.057721</text:p>
          </table:table-cell>
          <table:table-cell office:value-type="float" office:value="1.064426" calcext:value-type="float">
            <text:p>1.064426</text:p>
          </table:table-cell>
          <table:table-cell office:value-type="float" office:value="1.071174" calcext:value-type="float">
            <text:p>1.071174</text:p>
          </table:table-cell>
          <table:table-cell office:value-type="float" office:value="1.077948" calcext:value-type="float">
            <text:p>1.077948</text:p>
          </table:table-cell>
          <table:table-cell office:value-type="float" office:value="1.091798" calcext:value-type="float">
            <text:p>1.091798</text:p>
          </table:table-cell>
          <table:table-cell office:value-type="float" office:value="1.098652" calcext:value-type="float">
            <text:p>1.098652</text:p>
          </table:table-cell>
          <table:table-cell office:value-type="float" office:value="1.105489" calcext:value-type="float">
            <text:p>1.105489</text:p>
          </table:table-cell>
          <table:table-cell office:value-type="float" office:value="1.119656" calcext:value-type="float">
            <text:p>1.119656</text:p>
          </table:table-cell>
          <table:table-cell office:value-type="float" office:value="1.126482" calcext:value-type="float">
            <text:p>1.126482</text:p>
          </table:table-cell>
          <table:table-cell office:value-type="float" office:value="1.133246" calcext:value-type="float">
            <text:p>1.133246</text:p>
          </table:table-cell>
          <table:table-cell office:value-type="float" office:value="1.139987" calcext:value-type="float">
            <text:p>1.139987</text:p>
          </table:table-cell>
          <table:table-cell office:value-type="float" office:value="1.15431" calcext:value-type="float">
            <text:p>1.15431</text:p>
          </table:table-cell>
          <table:table-cell office:value-type="float" office:value="1.160946" calcext:value-type="float">
            <text:p>1.160946</text:p>
          </table:table-cell>
          <table:table-cell office:value-type="float" office:value="1.167527" calcext:value-type="float">
            <text:p>1.167527</text:p>
          </table:table-cell>
          <table:table-cell office:value-type="float" office:value="1.181857" calcext:value-type="float">
            <text:p>1.181857</text:p>
          </table:table-cell>
          <table:table-cell office:value-type="float" office:value="1.1883" calcext:value-type="float">
            <text:p>1.1883</text:p>
          </table:table-cell>
          <table:table-cell office:value-type="float" office:value="1.202699" calcext:value-type="float">
            <text:p>1.202699</text:p>
          </table:table-cell>
          <table:table-cell office:value-type="float" office:value="1.209039" calcext:value-type="float">
            <text:p>1.209039</text:p>
          </table:table-cell>
          <table:table-cell office:value-type="float" office:value="1.215268" calcext:value-type="float">
            <text:p>1.215268</text:p>
          </table:table-cell>
          <table:table-cell office:value-type="float" office:value="1.229585" calcext:value-type="float">
            <text:p>1.229585</text:p>
          </table:table-cell>
          <table:table-cell office:value-type="float" office:value="1.235672" calcext:value-type="float">
            <text:p>1.235672</text:p>
          </table:table-cell>
          <table:table-cell office:value-type="float" office:value="1.241686" calcext:value-type="float">
            <text:p>1.241686</text:p>
          </table:table-cell>
          <table:table-cell office:value-type="float" office:value="1.255932" calcext:value-type="float">
            <text:p>1.255932</text:p>
          </table:table-cell>
          <table:table-cell office:value-type="float" office:value="1.261814" calcext:value-type="float">
            <text:p>1.261814</text:p>
          </table:table-cell>
          <table:table-cell office:value-type="float" office:value="1.275986" calcext:value-type="float">
            <text:p>1.275986</text:p>
          </table:table-cell>
          <table:table-cell office:value-type="float" office:value="1.281685" calcext:value-type="float">
            <text:p>1.281685</text:p>
          </table:table-cell>
          <table:table-cell office:value-type="float" office:value="1.295759" calcext:value-type="float">
            <text:p>1.295759</text:p>
          </table:table-cell>
          <table:table-cell office:value-type="float" office:value="1.301229" calcext:value-type="float">
            <text:p>1.301229</text:p>
          </table:table-cell>
          <table:table-cell office:value-type="float" office:value="1.306416" calcext:value-type="float">
            <text:p>1.306416</text:p>
          </table:table-cell>
          <table:table-cell office:value-type="float" office:value="1.320577" calcext:value-type="float">
            <text:p>1.320577</text:p>
          </table:table-cell>
          <table:table-cell office:value-type="float" office:value="1.325764" calcext:value-type="float">
            <text:p>1.325764</text:p>
          </table:table-cell>
          <table:table-cell office:value-type="float" office:value="1.33961" calcext:value-type="float">
            <text:p>1.33961</text:p>
          </table:table-cell>
          <table:table-cell office:value-type="float" office:value="1.34445" calcext:value-type="float">
            <text:p>1.34445</text:p>
          </table:table-cell>
          <table:table-cell office:value-type="float" office:value="1.358417" calcext:value-type="float">
            <text:p>1.358417</text:p>
          </table:table-cell>
          <table:table-cell office:value-type="float" office:value="1.363048" calcext:value-type="float">
            <text:p>1.363048</text:p>
          </table:table-cell>
          <table:table-cell office:value-type="float" office:value="1.376857" calcext:value-type="float">
            <text:p>1.376857</text:p>
          </table:table-cell>
          <table:table-cell office:value-type="float" office:value="1.381541" calcext:value-type="float">
            <text:p>1.381541</text:p>
          </table:table-cell>
          <table:table-cell office:value-type="float" office:value="1.395092" calcext:value-type="float">
            <text:p>1.395092</text:p>
          </table:table-cell>
          <table:table-cell office:value-type="float" office:value="1.399338" calcext:value-type="float">
            <text:p>1.399338</text:p>
          </table:table-cell>
          <table:table-cell office:value-type="float" office:value="1.412915" calcext:value-type="float">
            <text:p>1.412915</text:p>
          </table:table-cell>
          <table:table-cell office:value-type="float" office:value="1.417061" calcext:value-type="float">
            <text:p>1.417061</text:p>
          </table:table-cell>
          <table:table-cell office:value-type="float" office:value="1.43054" calcext:value-type="float">
            <text:p>1.43054</text:p>
          </table:table-cell>
          <table:table-cell office:value-type="float" office:value="1.434151" calcext:value-type="float">
            <text:p>1.434151</text:p>
          </table:table-cell>
          <table:table-cell office:value-type="float" office:value="1.447277" calcext:value-type="float">
            <text:p>1.447277</text:p>
          </table:table-cell>
          <table:table-cell office:value-type="float" office:value="1.460512" calcext:value-type="float">
            <text:p>1.460512</text:p>
          </table:table-cell>
          <table:table-cell office:value-type="float" office:value="1.464407" calcext:value-type="float">
            <text:p>1.464407</text:p>
          </table:table-cell>
          <table:table-cell office:value-type="float" office:value="1.47745" calcext:value-type="float">
            <text:p>1.47745</text:p>
          </table:table-cell>
          <table:table-cell office:value-type="float" office:value="1.48094" calcext:value-type="float">
            <text:p>1.48094</text:p>
          </table:table-cell>
          <table:table-cell office:value-type="float" office:value="1.493503" calcext:value-type="float">
            <text:p>1.493503</text:p>
          </table:table-cell>
          <table:table-cell office:value-type="float" office:value="1.496514" calcext:value-type="float">
            <text:p>1.496514</text:p>
          </table:table-cell>
          <table:table-cell office:value-type="float" office:value="1.509569" calcext:value-type="float">
            <text:p>1.509569</text:p>
          </table:table-cell>
          <table:table-cell office:value-type="float" office:value="1.522288" calcext:value-type="float">
            <text:p>1.522288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H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3T18:01:52.221748393</dc:date>
    <meta:editing-duration>PT22M46S</meta:editing-duration>
    <meta:editing-cycles>1</meta:editing-cycles>
    <meta:document-statistic meta:table-count="1" meta:cell-count="183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266cm" svg:height="10.705cm" xlink:href=".." xlink:type="simple" chart:class="chart:scatter" chart:style-name="ch1">
        <chart:legend chart:legend-position="end" svg:x="18.969cm" svg:y="4.883cm" style:legend-expansion="high" chart:style-name="ch2"/>
        <chart:plot-area chart:style-name="ch3" table:cell-range-address="hp_haste.A1:hp_haste.BI3" svg:x="0.425cm" svg:y="0.214cm" svg:width="18.119cm" svg:height="10.277cm">
          <chartooo:coordinate-region svg:x="1.152cm" svg:y="0.374cm" svg:width="17.152cm" svg:height="9.5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p_haste.A2:hp_haste.BI2" chart:class="chart:scatter">
            <chart:domain table:cell-range-address="hp_haste.A1:hp_haste.BI1"/>
            <chart:data-point chart:repeated="61"/>
          </chart:series>
          <chart:series chart:style-name="ch7" chart:values-cell-range-address="hp_haste.A3:hp_haste.BI3" chart:class="chart:scatter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hp_haste.A1:hp_haste.BI1</svg:desc>
                </draw:g>
              </table:table-cell>
              <table:table-cell office:value-type="float" office:value="1.01">
                <text:p>1.01</text:p>
              </table:table-cell>
              <table:table-cell office:value-type="float" office:value="1.02">
                <text:p>1.02</text:p>
              </table:table-cell>
              <table:table-cell office:value-type="float" office:value="1.03">
                <text:p>1.03</text:p>
              </table:table-cell>
              <table:table-cell office:value-type="float" office:value="1.04">
                <text:p>1.04</text:p>
              </table:table-cell>
              <table:table-cell office:value-type="float" office:value="1.05">
                <text:p>1.05</text:p>
              </table:table-cell>
              <table:table-cell office:value-type="float" office:value="1.06">
                <text:p>1.06</text:p>
              </table:table-cell>
              <table:table-cell office:value-type="float" office:value="1.07">
                <text:p>1.07</text:p>
              </table:table-cell>
              <table:table-cell office:value-type="float" office:value="1.08">
                <text:p>1.08</text:p>
              </table:table-cell>
              <table:table-cell office:value-type="float" office:value="1.09">
                <text:p>1.09</text:p>
              </table:table-cell>
              <table:table-cell office:value-type="float" office:value="1.1">
                <text:p>1.1</text:p>
              </table:table-cell>
              <table:table-cell office:value-type="float" office:value="1.11">
                <text:p>1.11</text:p>
              </table:table-cell>
              <table:table-cell office:value-type="float" office:value="1.12">
                <text:p>1.12</text:p>
              </table:table-cell>
              <table:table-cell office:value-type="float" office:value="1.13">
                <text:p>1.13</text:p>
              </table:table-cell>
              <table:table-cell office:value-type="float" office:value="1.14">
                <text:p>1.14</text:p>
              </table:table-cell>
              <table:table-cell office:value-type="float" office:value="1.15">
                <text:p>1.15</text:p>
              </table:table-cell>
              <table:table-cell office:value-type="float" office:value="1.16">
                <text:p>1.16</text:p>
              </table:table-cell>
              <table:table-cell office:value-type="float" office:value="1.17">
                <text:p>1.17</text:p>
              </table:table-cell>
              <table:table-cell office:value-type="float" office:value="1.18">
                <text:p>1.18</text:p>
              </table:table-cell>
              <table:table-cell office:value-type="float" office:value="1.19">
                <text:p>1.19</text:p>
              </table:table-cell>
              <table:table-cell office:value-type="float" office:value="1.2">
                <text:p>1.2</text:p>
              </table:table-cell>
              <table:table-cell office:value-type="float" office:value="1.21">
                <text:p>1.21</text:p>
              </table:table-cell>
              <table:table-cell office:value-type="float" office:value="1.22">
                <text:p>1.22</text:p>
              </table:table-cell>
              <table:table-cell office:value-type="float" office:value="1.23">
                <text:p>1.23</text:p>
              </table:table-cell>
              <table:table-cell office:value-type="float" office:value="1.24">
                <text:p>1.24</text:p>
              </table:table-cell>
              <table:table-cell office:value-type="float" office:value="1.25">
                <text:p>1.25</text:p>
              </table:table-cell>
              <table:table-cell office:value-type="float" office:value="1.26">
                <text:p>1.26</text:p>
              </table:table-cell>
              <table:table-cell office:value-type="float" office:value="1.27">
                <text:p>1.27</text:p>
              </table:table-cell>
              <table:table-cell office:value-type="float" office:value="1.28">
                <text:p>1.28</text:p>
              </table:table-cell>
              <table:table-cell office:value-type="float" office:value="1.29">
                <text:p>1.29</text:p>
              </table:table-cell>
              <table:table-cell office:value-type="float" office:value="1.3">
                <text:p>1.3</text:p>
              </table:table-cell>
              <table:table-cell office:value-type="float" office:value="1.31">
                <text:p>1.31</text:p>
              </table:table-cell>
              <table:table-cell office:value-type="float" office:value="1.32">
                <text:p>1.32</text:p>
              </table:table-cell>
              <table:table-cell office:value-type="float" office:value="1.33">
                <text:p>1.33</text:p>
              </table:table-cell>
              <table:table-cell office:value-type="float" office:value="1.34">
                <text:p>1.34</text:p>
              </table:table-cell>
              <table:table-cell office:value-type="float" office:value="1.35">
                <text:p>1.35</text:p>
              </table:table-cell>
              <table:table-cell office:value-type="float" office:value="1.36">
                <text:p>1.36</text:p>
              </table:table-cell>
              <table:table-cell office:value-type="float" office:value="1.37">
                <text:p>1.37</text:p>
              </table:table-cell>
              <table:table-cell office:value-type="float" office:value="1.38">
                <text:p>1.38</text:p>
              </table:table-cell>
              <table:table-cell office:value-type="float" office:value="1.39">
                <text:p>1.39</text:p>
              </table:table-cell>
              <table:table-cell office:value-type="float" office:value="1.4">
                <text:p>1.4</text:p>
              </table:table-cell>
              <table:table-cell office:value-type="float" office:value="1.41">
                <text:p>1.41</text:p>
              </table:table-cell>
              <table:table-cell office:value-type="float" office:value="1.42">
                <text:p>1.42</text:p>
              </table:table-cell>
              <table:table-cell office:value-type="float" office:value="1.43">
                <text:p>1.43</text:p>
              </table:table-cell>
              <table:table-cell office:value-type="float" office:value="1.44">
                <text:p>1.44</text:p>
              </table:table-cell>
              <table:table-cell office:value-type="float" office:value="1.45">
                <text:p>1.45</text:p>
              </table:table-cell>
              <table:table-cell office:value-type="float" office:value="1.46">
                <text:p>1.46</text:p>
              </table:table-cell>
              <table:table-cell office:value-type="float" office:value="1.47">
                <text:p>1.47</text:p>
              </table:table-cell>
              <table:table-cell office:value-type="float" office:value="1.48">
                <text:p>1.48</text:p>
              </table:table-cell>
              <table:table-cell office:value-type="float" office:value="1.49">
                <text:p>1.49</text:p>
              </table:table-cell>
              <table:table-cell office:value-type="float" office:value="1.5">
                <text:p>1.5</text:p>
              </table:table-cell>
              <table:table-cell office:value-type="float" office:value="1.51">
                <text:p>1.51</text:p>
              </table:table-cell>
              <table:table-cell office:value-type="float" office:value="1.52">
                <text:p>1.52</text:p>
              </table:table-cell>
              <table:table-cell office:value-type="float" office:value="1.53">
                <text:p>1.53</text:p>
              </table:table-cell>
              <table:table-cell office:value-type="float" office:value="1.54">
                <text:p>1.54</text:p>
              </table:table-cell>
              <table:table-cell office:value-type="float" office:value="1.55">
                <text:p>1.55</text:p>
              </table:table-cell>
              <table:table-cell office:value-type="float" office:value="1.56">
                <text:p>1.56</text:p>
              </table:table-cell>
              <table:table-cell office:value-type="float" office:value="1.57">
                <text:p>1.57</text:p>
              </table:table-cell>
              <table:table-cell office:value-type="float" office:value="1.58">
                <text:p>1.58</text:p>
              </table:table-cell>
              <table:table-cell office:value-type="float" office:value="1.59">
                <text:p>1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.276354">
                <text:p>1.276354</text:p>
                <draw:g>
                  <svg:desc>hp_haste.A2:hp_haste.BI2</svg:desc>
                </draw:g>
              </table:table-cell>
              <table:table-cell office:value-type="float" office:value="1.282546">
                <text:p>1.282546</text:p>
              </table:table-cell>
              <table:table-cell office:value-type="float" office:value="1.284514">
                <text:p>1.284514</text:p>
              </table:table-cell>
              <table:table-cell office:value-type="float" office:value="1.286217">
                <text:p>1.286217</text:p>
              </table:table-cell>
              <table:table-cell office:value-type="float" office:value="1.288172">
                <text:p>1.288172</text:p>
              </table:table-cell>
              <table:table-cell office:value-type="float" office:value="1.289899">
                <text:p>1.289899</text:p>
              </table:table-cell>
              <table:table-cell office:value-type="float" office:value="1.295839">
                <text:p>1.295839</text:p>
              </table:table-cell>
              <table:table-cell office:value-type="float" office:value="1.297673">
                <text:p>1.297673</text:p>
              </table:table-cell>
              <table:table-cell office:value-type="float" office:value="1.299329">
                <text:p>1.299329</text:p>
              </table:table-cell>
              <table:table-cell office:value-type="float" office:value="1.301123">
                <text:p>1.301123</text:p>
              </table:table-cell>
              <table:table-cell office:value-type="float" office:value="1.306833">
                <text:p>1.306833</text:p>
              </table:table-cell>
              <table:table-cell office:value-type="float" office:value="1.308707">
                <text:p>1.308707</text:p>
              </table:table-cell>
              <table:table-cell office:value-type="float" office:value="1.310281">
                <text:p>1.310281</text:p>
              </table:table-cell>
              <table:table-cell office:value-type="float" office:value="1.315634">
                <text:p>1.315634</text:p>
              </table:table-cell>
              <table:table-cell office:value-type="float" office:value="1.317265">
                <text:p>1.317265</text:p>
              </table:table-cell>
              <table:table-cell office:value-type="float" office:value="1.318571">
                <text:p>1.318571</text:p>
              </table:table-cell>
              <table:table-cell office:value-type="float" office:value="1.319951">
                <text:p>1.319951</text:p>
              </table:table-cell>
              <table:table-cell office:value-type="float" office:value="1.325413">
                <text:p>1.325413</text:p>
              </table:table-cell>
              <table:table-cell office:value-type="float" office:value="1.32668">
                <text:p>1.32668</text:p>
              </table:table-cell>
              <table:table-cell office:value-type="float" office:value="1.328231">
                <text:p>1.328231</text:p>
              </table:table-cell>
              <table:table-cell office:value-type="float" office:value="1.333324">
                <text:p>1.333324</text:p>
              </table:table-cell>
              <table:table-cell office:value-type="float" office:value="1.33479">
                <text:p>1.33479</text:p>
              </table:table-cell>
              <table:table-cell office:value-type="float" office:value="1.33594">
                <text:p>1.33594</text:p>
              </table:table-cell>
              <table:table-cell office:value-type="float" office:value="1.341081">
                <text:p>1.341081</text:p>
              </table:table-cell>
              <table:table-cell office:value-type="float" office:value="1.34221">
                <text:p>1.34221</text:p>
              </table:table-cell>
              <table:table-cell office:value-type="float" office:value="1.343327">
                <text:p>1.343327</text:p>
              </table:table-cell>
              <table:table-cell office:value-type="float" office:value="1.34879">
                <text:p>1.34879</text:p>
              </table:table-cell>
              <table:table-cell office:value-type="float" office:value="1.349927">
                <text:p>1.349927</text:p>
              </table:table-cell>
              <table:table-cell office:value-type="float" office:value="1.354632">
                <text:p>1.354632</text:p>
              </table:table-cell>
              <table:table-cell office:value-type="float" office:value="1.35545">
                <text:p>1.35545</text:p>
              </table:table-cell>
              <table:table-cell office:value-type="float" office:value="1.356271">
                <text:p>1.356271</text:p>
              </table:table-cell>
              <table:table-cell office:value-type="float" office:value="1.361109">
                <text:p>1.361109</text:p>
              </table:table-cell>
              <table:table-cell office:value-type="float" office:value="1.361922">
                <text:p>1.361922</text:p>
              </table:table-cell>
              <table:table-cell office:value-type="float" office:value="1.366779">
                <text:p>1.366779</text:p>
              </table:table-cell>
              <table:table-cell office:value-type="float" office:value="1.367533">
                <text:p>1.367533</text:p>
              </table:table-cell>
              <table:table-cell office:value-type="float" office:value="1.372037">
                <text:p>1.372037</text:p>
              </table:table-cell>
              <table:table-cell office:value-type="float" office:value="1.372801">
                <text:p>1.372801</text:p>
              </table:table-cell>
              <table:table-cell office:value-type="float" office:value="1.373457">
                <text:p>1.373457</text:p>
              </table:table-cell>
              <table:table-cell office:value-type="float" office:value="1.378108">
                <text:p>1.378108</text:p>
              </table:table-cell>
              <table:table-cell office:value-type="float" office:value="1.37874">
                <text:p>1.37874</text:p>
              </table:table-cell>
              <table:table-cell office:value-type="float" office:value="1.383147">
                <text:p>1.383147</text:p>
              </table:table-cell>
              <table:table-cell office:value-type="float" office:value="1.383728">
                <text:p>1.383728</text:p>
              </table:table-cell>
              <table:table-cell office:value-type="float" office:value="1.388027">
                <text:p>1.388027</text:p>
              </table:table-cell>
              <table:table-cell office:value-type="float" office:value="1.388587">
                <text:p>1.388587</text:p>
              </table:table-cell>
              <table:table-cell office:value-type="float" office:value="1.39287">
                <text:p>1.39287</text:p>
              </table:table-cell>
              <table:table-cell office:value-type="float" office:value="1.393423">
                <text:p>1.393423</text:p>
              </table:table-cell>
              <table:table-cell office:value-type="float" office:value="1.397717">
                <text:p>1.397717</text:p>
              </table:table-cell>
              <table:table-cell office:value-type="float" office:value="1.398273">
                <text:p>1.398273</text:p>
              </table:table-cell>
              <table:table-cell office:value-type="float" office:value="1.402327">
                <text:p>1.402327</text:p>
              </table:table-cell>
              <table:table-cell office:value-type="float" office:value="1.40253">
                <text:p>1.40253</text:p>
              </table:table-cell>
              <table:table-cell office:value-type="float" office:value="1.406519">
                <text:p>1.406519</text:p>
              </table:table-cell>
              <table:table-cell office:value-type="float" office:value="1.409993">
                <text:p>1.409993</text:p>
              </table:table-cell>
              <table:table-cell office:value-type="float" office:value="1.410194">
                <text:p>1.410194</text:p>
              </table:table-cell>
              <table:table-cell office:value-type="float" office:value="1.414172">
                <text:p>1.414172</text:p>
              </table:table-cell>
              <table:table-cell office:value-type="float" office:value="1.414342">
                <text:p>1.414342</text:p>
              </table:table-cell>
              <table:table-cell office:value-type="float" office:value="1.417941">
                <text:p>1.417941</text:p>
              </table:table-cell>
              <table:table-cell office:value-type="float" office:value="1.417968">
                <text:p>1.417968</text:p>
              </table:table-cell>
              <table:table-cell office:value-type="float" office:value="1.4219">
                <text:p>1.4219</text:p>
              </table:table-cell>
              <table:table-cell office:value-type="float" office:value="1.425464">
                <text:p>1.425464</text:p>
              </table:table-cell>
              <table:table-cell office:value-type="float" office:value="1.425415">
                <text:p>1.425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.0006">
                <text:p>1.0006</text:p>
                <draw:g>
                  <svg:desc>hp_haste.A3:hp_haste.BI3</svg:desc>
                </draw:g>
              </table:table-cell>
              <table:table-cell office:value-type="float" office:value="1.0006">
                <text:p>1.0006</text:p>
              </table:table-cell>
              <table:table-cell office:value-type="float" office:value="1.006644">
                <text:p>1.006644</text:p>
              </table:table-cell>
              <table:table-cell office:value-type="float" office:value="1.012761">
                <text:p>1.012761</text:p>
              </table:table-cell>
              <table:table-cell office:value-type="float" office:value="1.02522">
                <text:p>1.02522</text:p>
              </table:table-cell>
              <table:table-cell office:value-type="float" office:value="1.031566">
                <text:p>1.031566</text:p>
              </table:table-cell>
              <table:table-cell office:value-type="float" office:value="1.037989">
                <text:p>1.037989</text:p>
              </table:table-cell>
              <table:table-cell office:value-type="float" office:value="1.044487">
                <text:p>1.044487</text:p>
              </table:table-cell>
              <table:table-cell office:value-type="float" office:value="1.057721">
                <text:p>1.057721</text:p>
              </table:table-cell>
              <table:table-cell office:value-type="float" office:value="1.064426">
                <text:p>1.064426</text:p>
              </table:table-cell>
              <table:table-cell office:value-type="float" office:value="1.071174">
                <text:p>1.071174</text:p>
              </table:table-cell>
              <table:table-cell office:value-type="float" office:value="1.077948">
                <text:p>1.077948</text:p>
              </table:table-cell>
              <table:table-cell office:value-type="float" office:value="1.091798">
                <text:p>1.091798</text:p>
              </table:table-cell>
              <table:table-cell office:value-type="float" office:value="1.098652">
                <text:p>1.098652</text:p>
              </table:table-cell>
              <table:table-cell office:value-type="float" office:value="1.105489">
                <text:p>1.105489</text:p>
              </table:table-cell>
              <table:table-cell office:value-type="float" office:value="1.119656">
                <text:p>1.119656</text:p>
              </table:table-cell>
              <table:table-cell office:value-type="float" office:value="1.126482">
                <text:p>1.126482</text:p>
              </table:table-cell>
              <table:table-cell office:value-type="float" office:value="1.133246">
                <text:p>1.133246</text:p>
              </table:table-cell>
              <table:table-cell office:value-type="float" office:value="1.139987">
                <text:p>1.139987</text:p>
              </table:table-cell>
              <table:table-cell office:value-type="float" office:value="1.15431">
                <text:p>1.15431</text:p>
              </table:table-cell>
              <table:table-cell office:value-type="float" office:value="1.160946">
                <text:p>1.160946</text:p>
              </table:table-cell>
              <table:table-cell office:value-type="float" office:value="1.167527">
                <text:p>1.167527</text:p>
              </table:table-cell>
              <table:table-cell office:value-type="float" office:value="1.181857">
                <text:p>1.181857</text:p>
              </table:table-cell>
              <table:table-cell office:value-type="float" office:value="1.1883">
                <text:p>1.1883</text:p>
              </table:table-cell>
              <table:table-cell office:value-type="float" office:value="1.202699">
                <text:p>1.202699</text:p>
              </table:table-cell>
              <table:table-cell office:value-type="float" office:value="1.209039">
                <text:p>1.209039</text:p>
              </table:table-cell>
              <table:table-cell office:value-type="float" office:value="1.215268">
                <text:p>1.215268</text:p>
              </table:table-cell>
              <table:table-cell office:value-type="float" office:value="1.229585">
                <text:p>1.229585</text:p>
              </table:table-cell>
              <table:table-cell office:value-type="float" office:value="1.235672">
                <text:p>1.235672</text:p>
              </table:table-cell>
              <table:table-cell office:value-type="float" office:value="1.241686">
                <text:p>1.241686</text:p>
              </table:table-cell>
              <table:table-cell office:value-type="float" office:value="1.255932">
                <text:p>1.255932</text:p>
              </table:table-cell>
              <table:table-cell office:value-type="float" office:value="1.261814">
                <text:p>1.261814</text:p>
              </table:table-cell>
              <table:table-cell office:value-type="float" office:value="1.275986">
                <text:p>1.275986</text:p>
              </table:table-cell>
              <table:table-cell office:value-type="float" office:value="1.281685">
                <text:p>1.281685</text:p>
              </table:table-cell>
              <table:table-cell office:value-type="float" office:value="1.295759">
                <text:p>1.295759</text:p>
              </table:table-cell>
              <table:table-cell office:value-type="float" office:value="1.301229">
                <text:p>1.301229</text:p>
              </table:table-cell>
              <table:table-cell office:value-type="float" office:value="1.306416">
                <text:p>1.306416</text:p>
              </table:table-cell>
              <table:table-cell office:value-type="float" office:value="1.320577">
                <text:p>1.320577</text:p>
              </table:table-cell>
              <table:table-cell office:value-type="float" office:value="1.325764">
                <text:p>1.325764</text:p>
              </table:table-cell>
              <table:table-cell office:value-type="float" office:value="1.33961">
                <text:p>1.33961</text:p>
              </table:table-cell>
              <table:table-cell office:value-type="float" office:value="1.34445">
                <text:p>1.34445</text:p>
              </table:table-cell>
              <table:table-cell office:value-type="float" office:value="1.358417">
                <text:p>1.358417</text:p>
              </table:table-cell>
              <table:table-cell office:value-type="float" office:value="1.363048">
                <text:p>1.363048</text:p>
              </table:table-cell>
              <table:table-cell office:value-type="float" office:value="1.376857">
                <text:p>1.376857</text:p>
              </table:table-cell>
              <table:table-cell office:value-type="float" office:value="1.381541">
                <text:p>1.381541</text:p>
              </table:table-cell>
              <table:table-cell office:value-type="float" office:value="1.395092">
                <text:p>1.395092</text:p>
              </table:table-cell>
              <table:table-cell office:value-type="float" office:value="1.399338">
                <text:p>1.399338</text:p>
              </table:table-cell>
              <table:table-cell office:value-type="float" office:value="1.412915">
                <text:p>1.412915</text:p>
              </table:table-cell>
              <table:table-cell office:value-type="float" office:value="1.417061">
                <text:p>1.417061</text:p>
              </table:table-cell>
              <table:table-cell office:value-type="float" office:value="1.43054">
                <text:p>1.43054</text:p>
              </table:table-cell>
              <table:table-cell office:value-type="float" office:value="1.434151">
                <text:p>1.434151</text:p>
              </table:table-cell>
              <table:table-cell office:value-type="float" office:value="1.447277">
                <text:p>1.447277</text:p>
              </table:table-cell>
              <table:table-cell office:value-type="float" office:value="1.460512">
                <text:p>1.460512</text:p>
              </table:table-cell>
              <table:table-cell office:value-type="float" office:value="1.464407">
                <text:p>1.464407</text:p>
              </table:table-cell>
              <table:table-cell office:value-type="float" office:value="1.47745">
                <text:p>1.47745</text:p>
              </table:table-cell>
              <table:table-cell office:value-type="float" office:value="1.48094">
                <text:p>1.48094</text:p>
              </table:table-cell>
              <table:table-cell office:value-type="float" office:value="1.493503">
                <text:p>1.493503</text:p>
              </table:table-cell>
              <table:table-cell office:value-type="float" office:value="1.496514">
                <text:p>1.496514</text:p>
              </table:table-cell>
              <table:table-cell office:value-type="float" office:value="1.509569">
                <text:p>1.509569</text:p>
              </table:table-cell>
              <table:table-cell office:value-type="float" office:value="1.522288">
                <text:p>1.5222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